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407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6.7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>
      <style:text-properties officeooo:rsid="0015a58a"/>
    </style:style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cellent.<text:line-break/>Now we define the <text:span text:style-name="Strong_20_Emphasis">Multi-Tenancy Isolation Model</text:span> at full engineering depth.</text:p>
      <text:p text:style-name="Text_20_body">This is the single most important architectural layer in your entire SaaS.<text:line-break/>If this is weak → everything collapses.<text:line-break/>If this is strong → you can scale to 1,000+ institutes safely.</text:p>
      <text:p text:style-name="Text_20_body">We will define this in:</text:p>
      <text:list text:style-name="L18">
        <text:list-item>
          <text:p text:style-name="P21">Concept</text:p>
        </text:list-item>
        <text:list-item>
          <text:p text:style-name="P21">Isolation philosophy</text:p>
        </text:list-item>
        <text:list-item>
          <text:p text:style-name="P21">Data partition strategy</text:p>
        </text:list-item>
        <text:list-item>
          <text:p text:style-name="P21">Request isolation model</text:p>
        </text:list-item>
        <text:list-item>
          <text:p text:style-name="P21">Portal isolation</text:p>
        </text:list-item>
        <text:list-item>
          <text:p text:style-name="P21">Backend enforcement</text:p>
        </text:list-item>
        <text:list-item>
          <text:p text:style-name="P21">Firestore rules alignment</text:p>
        </text:list-item>
        <text:list-item>
          <text:p text:style-name="P21">Vendor-level exception handling</text:p>
        </text:list-item>
        <text:list-item>
          <text:p text:style-name="P21">Scaling implications</text:p>
        </text:list-item>
        <text:list-item>
          <text:p text:style-name="P21">Testing strategy</text:p>
        </text:list-item>
      </text:list>
      <text:p text:style-name="Horizontal_20_Line"/>
      <text:h text:style-name="Heading_20_1" text:outline-level="1">🧱 1️⃣ What Is Multi-Tenancy in Your System?</text:h>
      <text:p text:style-name="Text_20_body">Multi-tenancy means:</text:p>
      <text:p text:style-name="Quotations">One Firebase project<text:line-break/>Many institutes<text:line-break/>Completely isolated from each other</text:p>
      <text:p text:style-name="Text_20_body">Each institute must behave as if:</text:p>
      <text:list text:style-name="L19">
        <text:list-item>
          <text:p text:style-name="P22">It owns its own database</text:p>
        </text:list-item>
        <text:list-item>
          <text:p text:style-name="P22">It cannot see any other institute</text:p>
        </text:list-item>
        <text:list-item>
          <text:p text:style-name="P22">Its data cannot leak</text:p>
        </text:list-item>
        <text:list-item>
          <text:p text:style-name="P22">Its analytics are separate</text:p>
        </text:list-item>
      </text:list>
      <text:p text:style-name="Text_20_body">Even though physically it shares the same Firestore database.</text:p>
      <text:p text:style-name="Horizontal_20_Line"/>
      <text:h text:style-name="Heading_20_1" text:outline-level="1"><text:soft-page-break/>🔐 2️⃣ Core Isolation Principle</text:h>
      <text:p text:style-name="Text_20_body">The golden rule:</text:p>
      <text:p text:style-name="Quotations">Every single piece of institute data must be nested under the instituteId.</text:p>
      <text:p text:style-name="Text_20_body">No exceptions.</text:p>
      <text:p text:style-name="Text_20_body">Never store institute-owned data at root level.</text:p>
      <text:p text:style-name="Horizontal_20_Line"/>
      <text:h text:style-name="Heading_20_1" text:outline-level="1">🗂 3️⃣ Data Partition Strategy (Strict Hierarchical Model)</text:h>
      <text:p text:style-name="Text_20_body">We use <text:span text:style-name="Strong_20_Emphasis">Deep Namespace Partitioning</text:span>.</text:p>
      <text:p text:style-name="Text_20_body">Top-level structure:</text:p>
      <text:p text:style-name="Preformatted_20_Text"><text:span text:style-name="Source_20_Text">institutes/{instituteId}</text:span></text:p>
      <text:p text:style-name="Preformatted_20_Text"><text:span text:style-name="Source_20_Text"><text:s text:c="4"/>├── profile</text:span></text:p>
      <text:p text:style-name="Preformatted_20_Text"><text:span text:style-name="Source_20_Text"><text:s text:c="4"/>├── license</text:span></text:p>
      <text:p text:style-name="Preformatted_20_Text"><text:span text:style-name="Source_20_Text"><text:s text:c="4"/>├── students/{studentId}</text:span></text:p>
      <text:p text:style-name="Preformatted_20_Text"><text:span text:style-name="Source_20_Text"><text:s text:c="4"/>├── tests/{testId}</text:span></text:p>
      <text:p text:style-name="Preformatted_20_Text"><text:span text:style-name="Source_20_Text"><text:s text:c="4"/>├── questionBank/{questionId}</text:span></text:p>
      <text:p text:style-name="Preformatted_20_Text"><text:span text:style-name="Source_20_Text"><text:s text:c="4"/>├── academicYears/{yearId}</text:span></text:p>
      <text:p text:style-name="Preformatted_20_Text"><text:span text:style-name="Source_20_Text"><text:s text:c="10"/>├── runs/{runId}</text:span></text:p>
      <text:p text:style-name="Preformatted_20_Text"><text:span text:style-name="Source_20_Text"><text:s text:c="16"/>├── sessions/{sessionId}</text:span></text:p>
      <text:p text:style-name="Preformatted_20_Text"><text:span text:style-name="Source_20_Text"><text:s text:c="10"/>├── runAnalytics/{runId}</text:span></text:p>
      <text:p text:style-name="Preformatted_20_Text"><text:span text:style-name="Source_20_Text"><text:s text:c="10"/>├── studentYearMetrics/{studentId}</text:span></text:p>
      <text:p text:style-name="Preformatted_20_Text"><text:span text:style-name="Source_20_Text"><text:s text:c="10"/>├── templateAnalytics/{testId}</text:span></text:p>
      <text:p text:style-name="P1"><text:span text:style-name="Source_20_Text"><text:s text:c="10"/>├── governanceSnapshots/{monthId}</text:span></text:p>
      <text:p text:style-name="Text_20_body">⚠ No student, test, run, analytics document should exist outside this tree.</text:p>
      <text:p text:style-name="Horizontal_20_Line"/>
      <text:h text:style-name="Heading_20_1" text:outline-level="1">🧠 4️⃣ Identity → Tenant Binding Model</text:h>
      <text:p text:style-name="Text_20_body">Each authenticated user must carry:</text:p>
      <text:p text:style-name="Preformatted_20_Text"><text:span text:style-name="Source_20_Text">{</text:span></text:p>
      <text:p text:style-name="Preformatted_20_Text"><text:span text:style-name="Source_20_Text"><text:s text:c="2"/>"uid": "...",</text:span></text:p>
      <text:p text:style-name="Preformatted_20_Text"><text:span text:style-name="Source_20_Text"><text:s text:c="2"/>"role": "admin | teacher | student | director | vendor",</text:span></text:p>
      <text:p text:style-name="Preformatted_20_Text"><text:span text:style-name="Source_20_Text"><text:s text:c="2"/>"instituteId": "abc123"</text:span></text:p>
      <text:p text:style-name="P1"><text:span text:style-name="Source_20_Text">}</text:span></text:p>
      <text:p text:style-name="Text_20_body">This is stored in Firebase Custom Claims.</text:p>
      <text:p text:style-name="Text_20_body">This is critical.</text:p>
      <text:p text:style-name="Text_20_body">Every request must validate:</text:p>
      <text:p text:style-name="P1"><text:span text:style-name="Source_20_Text">request.instituteId === user.instituteId</text:span></text:p>
      <text:p text:style-name="Text_20_body">No manual instituteId from client should be trusted.</text:p>
      <text:p text:style-name="Horizontal_20_Line"><text:soft-page-break/></text:p>
      <text:h text:style-name="Heading_20_1" text:outline-level="1">🌐 5️⃣ Portal-Level Isolation</text:h>
      <text:h text:style-name="Heading_20_2" text:outline-level="2">Admin Portal</text:h>
      <text:p text:style-name="Text_20_body">When admin logs in:</text:p>
      <text:list text:style-name="L20">
        <text:list-item>
          <text:p text:style-name="P23">System reads user custom claims</text:p>
        </text:list-item>
        <text:list-item>
          <text:p text:style-name="P23">Extracts instituteId</text:p>
        </text:list-item>
        <text:list-item>
          <text:p text:style-name="P23">All Firestore queries scoped to:<text:line-break/>institutes/{instituteId}/...</text:p>
        </text:list-item>
      </text:list>
      <text:p text:style-name="Text_20_body">Admin cannot switch institute.</text:p>
      <text:p text:style-name="Horizontal_20_Line"/>
      <text:h text:style-name="Heading_20_2" text:outline-level="2">Student Portal</text:h>
      <text:p text:style-name="Text_20_body">Student’s instituteId fixed via custom claims.</text:p>
      <text:p text:style-name="Text_20_body">Student cannot query outside own institute subtree.</text:p>
      <text:p text:style-name="Horizontal_20_Line"/>
      <text:h text:style-name="Heading_20_2" text:outline-level="2">Exam Portal</text:h>
      <text:p text:style-name="Text_20_body">Session creation flow:</text:p>
      <text:list text:style-name="L21">
        <text:list-item>
          <text:p text:style-name="P24">Student clicks Start</text:p>
        </text:list-item>
        <text:list-item>
          <text:p text:style-name="P24">Backend validates:</text:p>
          <text:list>
            <text:list-item>
              <text:p text:style-name="P24">Student belongs to institute</text:p>
            </text:list-item>
            <text:list-item>
              <text:p text:style-name="P24">Run belongs to institute</text:p>
            </text:list-item>
          </text:list>
        </text:list-item>
        <text:list-item>
          <text:p text:style-name="P24">Session created inside institute subtree</text:p>
        </text:list-item>
      </text:list>
      <text:p text:style-name="Text_20_body">No global session collection.</text:p>
      <text:p text:style-name="Horizontal_20_Line"/>
      <text:h text:style-name="Heading_20_2" text:outline-level="2">Vendor Portal (Exception)</text:h>
      <text:p text:style-name="Text_20_body">Vendor is special.</text:p>
      <text:p text:style-name="Text_20_body">Vendor has no instituteId.</text:p>
      <text:p text:style-name="Text_20_body">Vendor may read:</text:p>
      <text:list text:style-name="L22">
        <text:list-item>
          <text:p text:style-name="P25">institutes/*</text:p>
        </text:list-item>
        <text:list-item>
          <text:p text:style-name="P25">vendorAggregates/*</text:p>
        </text:list-item>
        <text:list-item>
          <text:p text:style-name="P25"><text:soft-page-break/>calibrationVersions/*</text:p>
        </text:list-item>
        <text:list-item>
          <text:p text:style-name="P25">globalFeatureFlags/*</text:p>
        </text:list-item>
      </text:list>
      <text:p text:style-name="Text_20_body">Vendor must NEVER read:</text:p>
      <text:list text:style-name="L23">
        <text:list-item>
          <text:p text:style-name="P26">individual student documents by default</text:p>
        </text:list-item>
        <text:list-item>
          <text:p text:style-name="P26">raw sessions directly</text:p>
        </text:list-item>
      </text:list>
      <text:p text:style-name="Text_20_body">Vendor reads aggregated data only.</text:p>
      <text:p text:style-name="Horizontal_20_Line"/>
      <text:h text:style-name="Heading_20_1" text:outline-level="1">🧱 6️⃣ Backend Enforcement Model</text:h>
      <text:p text:style-name="Text_20_body">Every backend function must:</text:p>
      <text:list text:style-name="L24">
        <text:list-item>
          <text:p text:style-name="P27">Extract user from Firebase Auth token</text:p>
        </text:list-item>
        <text:list-item>
          <text:p text:style-name="P27">Extract instituteId from token</text:p>
        </text:list-item>
        <text:list-item>
          <text:p text:style-name="P27">Validate request instituteId matches token instituteId</text:p>
        </text:list-item>
        <text:list-item>
          <text:p text:style-name="P27">Reject otherwise</text:p>
        </text:list-item>
      </text:list>
      <text:p text:style-name="Text_20_body">Pseudo enforcement:</text:p>
      <text:p text:style-name="Preformatted_20_Text"><text:span text:style-name="Source_20_Text">if (request.instituteId !== auth.instituteId) {</text:span></text:p>
      <text:p text:style-name="Preformatted_20_Text"><text:span text:style-name="Source_20_Text"><text:s text:c="4"/>throw Unauthorized</text:span></text:p>
      <text:p text:style-name="P1"><text:span text:style-name="Source_20_Text">}</text:span></text:p>
      <text:p text:style-name="Text_20_body">Never rely on client-provided instituteId.</text:p>
      <text:p text:style-name="Horizontal_20_Line"/>
      <text:h text:style-name="Heading_20_1" text:outline-level="1">🔐 7️⃣ Firestore Rule Enforcement Strategy</text:h>
      <text:p text:style-name="Text_20_body">Rules must enforce:</text:p>
      <text:list text:style-name="L25">
        <text:list-item>
          <text:p text:style-name="P28">Only users with instituteId X can access subtree X</text:p>
        </text:list-item>
        <text:list-item>
          <text:p text:style-name="P28">Vendor can access global collections</text:p>
        </text:list-item>
        <text:list-item>
          <text:p text:style-name="P28">Students can only access:<text:line-break/>institutes/{id}/students/{theirId}</text:p>
        </text:list-item>
        <text:list-item>
          <text:p text:style-name="P28">Teachers/Admin can access full subtree</text:p>
        </text:list-item>
        <text:list-item>
          <text:p text:style-name="P28">Directors can access governance subtree only</text:p>
        </text:list-item>
      </text:list>
      <text:p text:style-name="Text_20_body">Example logic concept:</text:p>
      <text:p text:style-name="Preformatted_20_Text"><text:span text:style-name="Source_20_Text">match /institutes/{instituteId}/{document=**} {</text:span></text:p>
      <text:p text:style-name="Preformatted_20_Text"><text:span text:style-name="Source_20_Text"><text:s text:c="4"/>allow read, write:</text:span></text:p>
      <text:p text:style-name="Preformatted_20_Text"><text:span text:style-name="Source_20_Text"><text:s text:c="8"/>if request.auth.token.instituteId == instituteId</text:span></text:p>
      <text:p text:style-name="P1"><text:span text:style-name="Source_20_Text">}</text:span></text:p>
      <text:p text:style-name="Text_20_body">Vendor exception:</text:p>
      <text:p text:style-name="Preformatted_20_Text"><text:soft-page-break/><text:span text:style-name="Source_20_Text">match /vendorAggregates/{docId} {</text:span></text:p>
      <text:p text:style-name="Preformatted_20_Text"><text:span text:style-name="Source_20_Text"><text:s text:c="4"/>allow read, write:</text:span></text:p>
      <text:p text:style-name="Preformatted_20_Text"><text:span text:style-name="Source_20_Text"><text:s text:c="8"/>if request.auth.token.role == "vendor"</text:span></text:p>
      <text:p text:style-name="P1"><text:span text:style-name="Source_20_Text">}</text:span></text:p>
      <text:p text:style-name="Horizontal_20_Line"/>
      <text:h text:style-name="Heading_20_1" text:outline-level="1">🚧 8️⃣ Hard Isolation Safeguards</text:h>
      <text:p text:style-name="Text_20_body">To avoid accidental leak:</text:p>
      <text:h text:style-name="Heading_20_3" text:outline-level="3">Safeguard 1</text:h>
      <text:p text:style-name="Text_20_body">Never create global collections for institute data.</text:p>
      <text:h text:style-name="Heading_20_3" text:outline-level="3">Safeguard 2</text:h>
      <text:p text:style-name="Text_20_body">Never store instituteId as field without path scoping.</text:p>
      <text:p text:style-name="Text_20_body">Path-based isolation &gt; field-based isolation.</text:p>
      <text:h text:style-name="Heading_20_3" text:outline-level="3">Safeguard 3</text:h>
      <text:p text:style-name="Text_20_body">Never allow cross-institute joins in queries.</text:p>
      <text:h text:style-name="Heading_20_3" text:outline-level="3">Safeguard 4</text:h>
      <text:p text:style-name="Text_20_body">Analytics never stored globally unless aggregated.</text:p>
      <text:p text:style-name="Horizontal_20_Line"/>
      <text:h text:style-name="Heading_20_1" text:outline-level="1">📊 9️⃣ Scaling Implications</text:h>
      <text:p text:style-name="Text_20_body">Because you use deep partitioning:</text:p>
      <text:list text:style-name="L26">
        <text:list-item>
          <text:p text:style-name="P29">Firestore automatically scales per document path</text:p>
        </text:list-item>
        <text:list-item>
          <text:p text:style-name="P29">Write hotspots distributed per institute</text:p>
        </text:list-item>
        <text:list-item>
          <text:p text:style-name="P29">High concurrency in one institute does not affect others</text:p>
        </text:list-item>
        <text:list-item>
          <text:p text:style-name="P29">Vendor aggregation runs asynchronously</text:p>
        </text:list-item>
      </text:list>
      <text:p text:style-name="Text_20_body">This supports:</text:p>
      <text:p text:style-name="Text_20_body">500–1000 institutes comfortably.</text:p>
      <text:p text:style-name="Horizontal_20_Line"/>
      <text:h text:style-name="Heading_20_1" text:outline-level="1">🧪 🔟 Isolation Testing Strategy</text:h>
      <text:p text:style-name="Text_20_body">Before production, test:</text:p>
      <text:list text:style-name="L27">
        <text:list-item>
          <text:p text:style-name="P30">Create Institute A and B</text:p>
        </text:list-item>
        <text:list-item>
          <text:p text:style-name="P30"><text:soft-page-break/>Login as Admin A</text:p>
        </text:list-item>
        <text:list-item>
          <text:p text:style-name="P30">Attempt to query Institute B subtree</text:p>
        </text:list-item>
        <text:list-item>
          <text:p text:style-name="P30">Must fail</text:p>
        </text:list-item>
      </text:list>
      <text:p text:style-name="Text_20_body">Test at:</text:p>
      <text:list text:style-name="L28">
        <text:list-item>
          <text:p text:style-name="P31">Firestore rule level</text:p>
        </text:list-item>
        <text:list-item>
          <text:p text:style-name="P31">Backend API level</text:p>
        </text:list-item>
        <text:list-item>
          <text:p text:style-name="P31">UI level</text:p>
        </text:list-item>
      </text:list>
      <text:p text:style-name="Horizontal_20_Line"/>
      <text:h text:style-name="Heading_20_1" text:outline-level="1">🧠 11️⃣ Vendor Aggregation Isolation Model</text:h>
      <text:p text:style-name="Text_20_body">Vendor reads only:</text:p>
      <text:list text:style-name="L29">
        <text:list-item>
          <text:p text:style-name="P32">vendorAggregates collection</text:p>
        </text:list-item>
        <text:list-item>
          <text:p text:style-name="P32">aggregated summaries per institute</text:p>
        </text:list-item>
      </text:list>
      <text:p text:style-name="Text_20_body">Vendor does NOT scan entire Firestore subtree per institute.</text:p>
      <text:p text:style-name="Text_20_body">Nightly function builds vendorAggregates.</text:p>
      <text:p text:style-name="Text_20_body">This prevents:</text:p>
      <text:list text:style-name="L30">
        <text:list-item>
          <text:p text:style-name="P33">Heavy reads</text:p>
        </text:list-item>
        <text:list-item>
          <text:p text:style-name="P33">Performance collapse</text:p>
        </text:list-item>
        <text:list-item>
          <text:p text:style-name="P33">Cross-tenant data risk</text:p>
        </text:list-item>
      </text:list>
      <text:p text:style-name="Horizontal_20_Line"/>
      <text:h text:style-name="Heading_20_1" text:outline-level="1">🧱 12️⃣ Final Multi-Tenancy Rules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Access Scope</text:p>
            </table:table-cell>
          </table:table-row>
        </table:table-header-rows>
        <table:table-row>
          <table:table-cell table:style-name="Table1.A1" office:value-type="string">
            <text:p text:style-name="Table_20_Contents">Student</text:p>
          </table:table-cell>
          <table:table-cell table:style-name="Table1.A1" office:value-type="string">
            <text:p text:style-name="Table_20_Contents">Own document only</text:p>
          </table:table-cell>
        </table:table-row>
        <table:table-row>
          <table:table-cell table:style-name="Table1.A1" office:value-type="string">
            <text:p text:style-name="Table_20_Contents">Teacher</text:p>
          </table:table-cell>
          <table:table-cell table:style-name="Table1.A1" office:value-type="string">
            <text:p text:style-name="Table_20_Contents">Institute subtree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Institute subtree</text:p>
          </table:table-cell>
        </table:table-row>
        <table:table-row>
          <table:table-cell table:style-name="Table1.A1" office:value-type="string">
            <text:p text:style-name="Table_20_Contents">Director</text:p>
          </table:table-cell>
          <table:table-cell table:style-name="Table1.A1" office:value-type="string">
            <text:p text:style-name="Table_20_Contents">Institute subtree + governance</text:p>
          </table:table-cell>
        </table:table-row>
        <table:table-row>
          <table:table-cell table:style-name="Table1.A1" office:value-type="string">
            <text:p text:style-name="Table_20_Contents">Vendor</text:p>
          </table:table-cell>
          <table:table-cell table:style-name="Table1.A1" office:value-type="string">
            <text:p text:style-name="Table_20_Contents">Global aggregates + institute metadata</text:p>
          </table:table-cell>
        </table:table-row>
      </table:table>
      <text:p text:style-name="Text_20_body">Never cross these boundaries.</text:p>
      <text:p text:style-name="Horizontal_20_Line"/>
      <text:h text:style-name="Heading_20_1" text:outline-level="1"><text:soft-page-break/>🎯 FINAL MULTI-TENANCY MODEL SUMMARY</text:h>
      <text:p text:style-name="Text_20_body">✔ Single Firebase project<text:line-break/>✔ Strict institute-rooted partition<text:line-break/>✔ Custom claims enforce tenant binding<text:line-break/>✔ Backend double-validation<text:line-break/>✔ Firestore rules enforce subtree access<text:line-break/>✔ Vendor separate global collections<text:line-break/>✔ No global institute data<text:line-break/>✔ Aggregated cross-institute layer only<text:line-break/>✔ Isolation testing mandatory</text:p>
      <text:p text:style-name="Horizontal_20_Line"/>
      <text:p text:style-name="Text_20_body">This completes the <text:span text:style-name="Strong_20_Emphasis">Multi-Tenancy Isolation Model</text:span>.</text:p>
      <text:p text:style-name="Horizontal_20_Line"/>
      <text:p text:style-name="Text_20_body">Next foundational layer:</text:p>
      <text:p text:style-name="Text_20_body">👉 <text:span text:style-name="Strong_20_Emphasis">Identity &amp; RBAC Architecture (Full Engineering Spec)</text:span></text:p>
      <text:p text:style-name="Text_20_body">Without RBAC, isolation cannot be enforced properly.</text:p>
      <text:p text:style-name="Text_20_body">Shall we proceed to RBAC?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12:44:58.614317568</dc:date>
    <meta:editing-duration>PT12M40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7" meta:paragraph-count="174" meta:word-count="793" meta:character-count="5534" meta:non-whitespace-character-count="4845"/>
  </office:meta>
</office:document-meta>
</file>